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51cm" draw:z-index="0"><draw:image xlink:href="../../odt/images/0207.png" xlink:type="simple" xlink:show="embed" xlink:actuate="onLoad"/></draw:frame></text:p>
          </table:table-cell>
          <table:table-cell table:style-name="Table1.B1" office:value-type="string">
            <text:h text:style-name="P4" text:outline-level="1">Дискретная производна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461cm" draw:z-index="0"><draw:image xlink:href="../../odt/images/020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численное определение производной по формуле:</text:span></text:p>
            <text:p text:style-name="P7"><draw:frame draw:style-name="fr3" draw:name="Объект1" text:anchor-type="as-char" svg:width="6.892cm" svg:height="1.25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8"><text:span text:style-name="T3">где</text:span><text:span text:style-name="T3"><draw:frame draw:style-name="fr3" draw:name="Объект2" text:anchor-type="as-char" svg:width="4.537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 значения i-го элемента входного сигнала в блок в последний и предпоследний моменты дискретизации</text:span><text:span text:style-name="T3"><draw:frame draw:style-name="fr3" draw:name="Объект3" text:anchor-type="as-char" svg:width="3.018cm" svg:height="0.563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;</text:span></text:p>
            <text:p text:style-name="P8"><text:span text:style-name="T3"><draw:frame draw:style-name="fr3" draw:name="Объект4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i-ый элемент выходного сигнала из блока в текущий момент модельного времени.</text:span></text:p>
            <text:p text:style-name="P6"><text:span text:style-name="T1">Примечания:</text:span> </text:p>
            <text:list xml:id="list1494162567417058510" text:style-name="L1">
              <text:list-item>
                <text:p text:style-name="P9"><text:span text:style-name="T4">По умолчанию блок реализует вычисление дискретной производной для </text:span><text:span text:style-name="T5">скалярного</text:span><text:span text:style-name="T4"> входного сигнала.</text:span></text:p>
              </text:list-item>
              <text:list-item>
                <text:p text:style-name="P9"><text:span text:style-name="T6">Для правильной работы данного блока необходимо задать максимальный шаг интегрирования не больше, чем </text:span><text:span text:style-name="T6"><draw:frame draw:style-name="fr3" draw:name="Объект5" text:anchor-type="as-char" svg:width="1.021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. При интегрировании с постоянным шагом рекомендуется задать шаг таким, чтобы период квантования был кратен шагу интегрирования</text:span><text:span text:style-name="T6"><draw:frame draw:style-name="fr3" draw:name="Объект6" text:anchor-type="as-char" svg:width="1.669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, </text:span><text:span text:style-name="T4">где </text:span><text:span text:style-name="T4"><draw:frame draw:style-name="fr3" draw:name="Объект7" text:anchor-type="as-char" svg:width="1.249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–</text:span><text:span text:style-name="T6"> </text:span><text:span text:style-name="T4">целое число и шаг интегрирования</text:span><text:span text:style-name="T6">.</text:span></text:p>
              </text:list-item>
            </text:list>
            <text:p text:style-name="P5"><text:span text:style-name="T1">Свойства</text:span>:</text:p>
            <text:list xml:id="list6726691299818546319" text:style-name="L2">
              <text:list-item>
                <text:p text:style-name="P10"><text:span text:style-name="T3">Период квантования – период квантования расчета блока</text:span><text:span text:style-name="T3"><draw:frame draw:style-name="fr3" draw:name="Объект8" text:anchor-type="as-char" svg:width="0.545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10">Начальные условия – вектор начальных значений<draw:frame draw:style-name="fr3" draw:name="Объект10" text:anchor-type="as-char" svg:width="1.265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выходной величины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роизводная</dc:title>
    <dc:date>2012-03-30T15:41:30.76</dc:date>
    <meta:generator>OpenOffice_Beta/4.1.0$Win32 OpenOffice.org_project/410m14$Build-9760</meta:generator>
    <meta:editing-duration>PT6H44M58S</meta:editing-duration>
    <meta:editing-cycles>160</meta:editing-cycles>
    <meta:document-statistic meta:table-count="1" meta:image-count="2" meta:object-count="9" meta:page-count="1" meta:paragraph-count="16" meta:word-count="116" meta:character-count="81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>u</mi>
            <mi>i</mi>
          </msub>
          <mrow>
            <mo stretchy="false">(</mo>
            <mrow>
              <mi>t</mi>
              <mrow>
                <mo stretchy="false">[</mo>
                <mrow>
                  <mi>k</mi>
                </mrow>
                <mo stretchy="false">]</mo>
              </mrow>
            </mrow>
            <mo stretchy="false">)</mo>
          </mrow>
          <mrow>
            <mi/>
            <mo stretchy="false">−</mo>
            <mi/>
          </mrow>
          <msub>
            <mi>u</mi>
            <mi>i</mi>
          </msub>
          <mrow>
            <mo stretchy="false">(</mo>
            <mrow>
              <mi>t</mi>
              <mrow>
                <mo stretchy="false">[</mo>
                <mrow>
                  <mrow>
                    <mi>k</mi>
                    <mo stretchy="false">−</mo>
                    <mn>1</mn>
                  </mrow>
                </mrow>
                <mo stretchy="false">]</mo>
              </mrow>
            </mrow>
            <mo stretchy="false">)</mo>
          </mrow>
        </mrow>
        <mrow>
          <mi>t</mi>
          <mrow>
            <mo stretchy="false">[</mo>
            <mrow>
              <mi>k</mi>
            </mrow>
            <mo stretchy="false">]</mo>
          </mrow>
          <mrow>
            <mi/>
            <mo stretchy="false">−</mo>
            <mi/>
          </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</mfrac>
    </mrow>
    <annotation encoding="StarMath 5.0">y_i(t) ~=~ {u_i(t[k])~-~u_i(t[k-1])} over {t[k]~-~t[k-1]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  <mi>,</mi>
      <mi/>
      <msub>
        <mi>u</mi>
        <mi>i</mi>
      </msub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u_i(t[k]),~u_i(t[k-1]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6/content.xml><?xml version="1.0" encoding="utf-8"?>
<math xmlns="http://www.w3.org/1998/Math/MathML">
  <semantics>
    <mrow>
      <mi>t</mi>
      <mrow>
        <mo stretchy="false">[</mo>
        <mrow>
          <mi>k</mi>
        </mrow>
        <mo stretchy="false">]</mo>
      </mrow>
      <mi>,</mi>
      <mi/>
      <mi>t</mi>
      <mrow>
        <mo stretchy="false">[</mo>
        <mrow>
          <mrow>
            <mi>k</mi>
            <mo stretchy="false">−</mo>
            <mn>1</mn>
          </mrow>
        </mrow>
        <mo stretchy="false">]</mo>
      </mrow>
    </mrow>
    <annotation encoding="StarMath 5.0">t[k],~t[k-1]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9/content.xml><?xml version="1.0" encoding="utf-8"?>
<math xmlns="http://www.w3.org/1998/Math/MathML">
  <semantics>
    <mrow>
      <mi>T</mi>
    </mrow>
    <annotation encoding="StarMath 5.0">T</annotation>
  </semantics>
</math>
</file>